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aaaaaa" style:font-name="Droid Sans Mono" fo:font-size="10.5pt" fo:font-weight="normal" fo:background-color="#fffffe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10.5pt" fo:font-weight="normal" fo:background-color="#fffffe" loext:char-shading-value="0"/>
    </style:style>
    <style:style style:name="T3" style:family="text">
      <style:text-properties fo:color="#09885a"/>
    </style:style>
    <style:style style:name="T4" style:family="text">
      <style:text-properties fo:color="#09885a" style:font-name="Droid Sans Mono" fo:font-size="10.5pt" fo:font-weight="normal" fo:background-color="#fffffe" loext:char-shading-value="0"/>
    </style:style>
    <style:style style:name="T5" style:family="text">
      <style:text-properties fo:color="#000000" style:font-name="Droid Sans Mono" fo:font-size="10.5pt" fo:font-weight="normal" fo:background-color="#fffffe" loext:char-shading-value="0"/>
    </style:style>
    <style:style style:name="T6" style:family="text">
      <style:text-properties fo:color="#aaaaaa" style:font-name="Droid Sans Mono" fo:font-size="10.5pt" fo:font-weight="normal" fo:background-color="#fffff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square formation using turtle module#</text:p>
      <text:p text:style-name="P2"><text:span text:style-name="T1">import</text:span> turtle</text:p>
      <text:p text:style-name="P2">Om_turtle=turtle.Turtle()</text:p>
      <text:p text:style-name="P2"><text:span text:style-name="T1">def</text:span> square():</text:p>
      <text:p text:style-name="P2">Om_turtle.forward(<text:span text:style-name="T3">100</text:span>)</text:p>
      <text:p text:style-name="P2">Om_turtle.right(<text:span text:style-name="T3">90</text:span>)</text:p>
      <text:p text:style-name="P2">Om_turtle.forward(<text:span text:style-name="T3">100</text:span>)</text:p>
      <text:p text:style-name="P2">Om_turtle.right(<text:span text:style-name="T3">90</text:span>)</text:p>
      <text:p text:style-name="P2">Om_turtle.forward(<text:span text:style-name="T3">100</text:span>)</text:p>
      <text:p text:style-name="P2">Om_turtle.right(<text:span text:style-name="T3">90</text:span>)</text:p>
      <text:p text:style-name="P2">Om_turtle.forward(<text:span text:style-name="T3">100</text:span>)</text:p>
      <text:p text:style-name="P1"/>
      <text:p text:style-name="P2">square()</text:p>
      <text:p text:style-name="P2">Om_turtle.forward(<text:span text:style-name="T3">140</text:span>)</text:p>
      <text:p text:style-name="P1"/>
      <text:p text:style-name="P2">square()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9:59:53.564182673</meta:creation-date>
    <dc:date>2020-07-07T20:51:03.375637695</dc:date>
    <meta:editing-duration>PT22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20" meta:character-count="272" meta:non-whitespace-character-count="266"/>
  </office:meta>
</office:document-meta>
</file>